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table:number-columns-spanned="3" table:number-rows-spanned="1">
            <text:p>number of hops vs. total energy used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1" office:value-type="string" table:number-columns-spanned="5" table:number-rows-spanned="1">
            <text:p>Basic DD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string">
            <text:p>Total Energy Used</text:p>
          </table:table-cell>
          <table:table-cell table:formula="of:=SUM([.C5:.C59])" office:value-type="float" office:value="121">
            <text:p>121</text:p>
          </table:table-cell>
          <table:table-cell/>
          <table:table-cell table:formula="of:=SUM([.E5:.E59])" office:value-type="float" office:value="132">
            <text:p>13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Number Of Hops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table:number-columns-spanned="5" table:number-rows-spanned="1">
            <text:p>Simplified HDA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string">
            <text:p>Total Energy Used</text:p>
          </table:table-cell>
          <table:table-cell table:formula="of:=SUM([.C65:.C119])" office:value-type="float" office:value="67">
            <text:p>67</text:p>
          </table:table-cell>
          <table:table-cell/>
          <table:table-cell table:formula="of:=SUM([.E65:.E119])" office:value-type="float" office:value="85">
            <text:p>85</text:p>
          </table:table-cell>
          <table:table-cell/>
          <table:table-cell table:formula="of:=SUM([.G65:.G119])" office:value-type="float" office:value="114">
            <text:p>114</text:p>
          </table:table-cell>
          <table:table-cell/>
          <table:table-cell table:formula="of:=SUM([.I65:.I119])" office:value-type="float" office:value="113">
            <text:p>113</text:p>
          </table:table-cell>
          <table:table-cell/>
          <table:table-cell table:formula="of:=SUM([.K65:.K119])" office:value-type="float" office:value="115">
            <text:p>115</text:p>
          </table:table-cell>
          <table:table-cell/>
          <table:table-cell table:formula="of:=SUM([.M65:.M119])"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Number Of Hops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2:28:09</meta:creation-date>
    <meta:generator>LibreOffice/3.5$Linux_X86_64 LibreOffice_project/350m1$Build-102</meta:generator>
    <dc:date>2012-03-21T14:31:19</dc:date>
    <meta:editing-duration>PT5M22S</meta:editing-duration>
    <meta:editing-cycles>7</meta:editing-cycles>
    <meta:document-statistic meta:table-count="3" meta:cell-count="903" meta:object-count="0"/>
  </office:meta>
</office:document-meta>
</file>